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paragraph-properties fo:margin-top="0in" fo:margin-bottom="0in"/>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2x1m Black Cloth, P100 incl case &amp; controller</text:span></text:p>
      <text:p text:style-name="Text_20_body">The Pixel sky pro Dj is a 2,2x1m image curtain which has the perfect size to decorate a Dj booth.</text:p>
      <text:p text:style-name="Standard"/>
      <text:p text:style-name="Standard"/>
      <text:p text:style-name="Standard"/>
      <text:p text:style-name="Text_20_body">The Pixel sky pro Dj is a 2,2x1m image curtain which has the perfect size to decorate a Dj booth. The curtain is finished with velcro and the package also includes a velcro tape to mount on any surface. It has super bright RGB leds which can display amazing patterns and flows. It can operate in auto-run mode, sound active mode but also by DMX. 30 preset programs/patterns are stored in an included SD card. Pre-programmed patterns can be selected by a LCD control panel and set in your desired running speed. In sound mode, preset patterns are activated randomly by the music. Pixel sky Pro DJ is made from flame retardant heavy duty molton.</text:p>
      <text:p text:style-name="Text_20_body"><text:span text:style-name="Strong_20_Emphasis">Features</text:span></text:p>
      <text:list xml:id="list2377381585868382381" text:style-name="L1">
        <text:list-item>
          <text:p text:style-name="P4">Molton fabric with velcro </text:p>
        </text:list-item>
        <text:list-item>
          <text:p text:style-name="P4">Including powerbox, DMX controller and carrying bag </text:p>
        </text:list-item>
        <text:list-item>
          <text:p text:style-name="P4">30 Pre-programmed patterns </text:p>
        </text:list-item>
        <text:list-item>
          <text:p text:style-name="P1">DMX, auto &amp; sound control </text:p>
        </text:list-item>
      </text:list>
      <text:p text:style-name="Text_20_body"><text:span text:style-name="Strong_20_Emphasis">Specifications</text:span></text:p>
      <text:p text:style-name="Text_20_body">Curtain</text:p>
      <text:list xml:id="list4783349236675213165" text:style-name="L2">
        <text:list-item>
          <text:p text:style-name="P5">Curtain material: Flame retardant molton </text:p>
        </text:list-item>
        <text:list-item>
          <text:p text:style-name="P5">Curtain size: 2200 x 1000 mm </text:p>
        </text:list-item>
        <text:list-item>
          <text:p text:style-name="P5">Light source: 220 pcs 5mm super bright RGB LEDs </text:p>
        </text:list-item>
        <text:list-item>
          <text:p text:style-name="P5">Data connector: 4-pin </text:p>
        </text:list-item>
        <text:list-item>
          <text:p text:style-name="P5">Curtain color: Black </text:p>
        </text:list-item>
        <text:list-item>
          <text:p text:style-name="P2">Curtain net weight: 4.0 kg </text:p>
        </text:list-item>
      </text:list>
      <text:p text:style-name="Text_20_body">Controller (incl powerbox)</text:p>
      <text:list xml:id="list5162848113466931391" text:style-name="L3">
        <text:list-item>
          <text:p text:style-name="P6">Control: DMX, Auto, Sound </text:p>
        </text:list-item>
        <text:list-item>
          <text:p text:style-name="P6">Program: 30 patterns with speed and strobe control </text:p>
        </text:list-item>
        <text:list-item>
          <text:p text:style-name="P6">DMX channels: 8 </text:p>
        </text:list-item>
        <text:list-item>
          <text:p text:style-name="P6">DMX connector: 3P XLR </text:p>
        </text:list-item>
        <text:list-item>
          <text:p text:style-name="P6">Data connector: 4-pole </text:p>
        </text:list-item>
        <text:list-item>
          <text:p text:style-name="P6">Controller color: Matt black </text:p>
        </text:list-item>
        <text:list-item>
          <text:p text:style-name="P6">Input voltage: 100-240V AC 50/60Hz </text:p>
        </text:list-item>
        <text:list-item>
          <text:p text:style-name="P6">Input connector: IEC </text:p>
        </text:list-item>
        <text:list-item>
          <text:p text:style-name="P6">Power consumption: 52W max. </text:p>
        </text:list-item>
        <text:list-item>
          <text:p text:style-name="P6">Controller box size: 265 x 178 x 61 mm (LxWxH) </text:p>
        </text:list-item>
        <text:list-item>
          <text:p text:style-name="P3">Net weight: 1.2 kg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7S</meta:editing-duration>
    <meta:editing-cycles>3</meta:editing-cycles>
    <meta:generator>OpenOffice/4.1.1$Win32 OpenOffice.org_project/411m6$Build-9775</meta:generator>
    <dc:date>2018-02-14T12:44:39.85</dc:date>
    <meta:document-statistic meta:table-count="0" meta:image-count="0" meta:object-count="0" meta:page-count="1" meta:paragraph-count="28" meta:word-count="272" meta:character-count="1497"/>
    <dc:creator>Marti </dc:creator>
    <meta:user-defined meta:name="Info 1"/>
    <meta:user-defined meta:name="Info 2"/>
    <meta:user-defined meta:name="Info 3"/>
    <meta:user-defined meta:name="Info 4"/>
  </office:meta>
</office:document-meta>
</file>